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29_12-14-36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72467 E-139-34-48.940429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29_17-09-34_000.jpg</text:p>
          </table:table-cell>
          <table:table-cell table:style-name="ce20" office:value-type="string">
            <text:p>:m RES #*# / free# JVEMV6 70#_85 / 70. CO2 (lang=ko) / w=중탄산;챔버;연도가스,topic=~,other=~,think~,doc=r-22-5~2#2.5</text:p>
          </table:table-cell>
          <table:table-cell table:style-name="ce4"/>
          <table:table-cell table:style-name="ce4"/>
          <table:table-cell table:style-name="ce4" office:value-type="string">
            <text:p>N-35-35-28.697204 E-139-34-49.324951</text:p>
          </table:table-cell>
          <table:table-cell table:style-name="ce38" table:formula="of:=IF([.E3]=&quot;&quot;;[.C3];CONCATENATE([.C3];&quot; / &quot;;[.E3]))" office:value-type="string" office:string-value=":m RES #*# / free# JVEMV6 70#_85 / 70. CO2 (lang=ko) / w=중탄산;챔버;연도가스,topic=~,other=~,think~,doc=r-22-5~2#2.5">
            <text:p>:m RES #*# / free# JVEMV6 70#_85 / 70. CO2 (lang=ko) / w=중탄산;챔버;연도가스,topic=~,other=~,think~,doc=r-22-5~2#2.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29_21-00-43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97204 E-139-34-49.489746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30_03-25-48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7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8" table:formula="of:=IF([.E5]=&quot;&quot;;[.C5];CONCATENATE([.C5];&quot; / &quot;;[.E5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30_03-25-57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8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30_09-05-47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8]=&quot;&quot;;[.C8];CONCATENATE([.C8];&quot; / &quot;;[.E8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8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8">
            <text:p>38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4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4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guitar,gt / 演奏、play / g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jap.flute-bamboo / 演奏、play / b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recorder,rc / 演奏、play / r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sax / 演奏、play / s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koto / 演奏、play / q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体操 / hip-hopダンス、ヒップホップ / h-2021-052X-X / id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体操 / ダンス、dance-original / d-2021-052X-X / id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percussion / 演奏、play / p-2021-05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guitar,gt / g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recorder / 演奏、play / r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harp / 演奏 / h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in-mid / app=perfect-piano / 演奏、play / id-2021-052X-X / category=melody,inst=~,for=~,genre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knoten / 実演,perform / n-2021-052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massage,acupuncture / 実演,perform / n-2021-05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4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0">2021/05/30</text:date>, <text:time>10:17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30T10:17:53.95</dc:date>
    <dc:creator>iwabuchi ken</dc:creator>
    <meta:editing-duration>P33DT18H1M27S</meta:editing-duration>
    <meta:editing-cycles>12537</meta:editing-cycles>
    <meta:document-statistic meta:table-count="1" meta:cell-count="338" meta:object-count="0"/>
  </office:meta>
</office:document-meta>
</file>